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S 3 = Mise en forme, apparence</text:p>
      <text:p text:style-name="Standard"/>
      <text:p text:style-name="Standard">Propriétés pour le CSS</text:p>
      <text:p text:style-name="P1"/>
      <text:p text:style-name="Standard">Align-content = propriété CSS</text:p>
      <text:p text:style-name="Standard"/>
      <text:p text:style-name="Standard">Align-items</text:p>
      <text:p text:style-name="Standard"/>
      <text:p text:style-name="Standard">Align-self</text:p>
      <text:p text:style-name="Standard"/>
      <text:p text:style-name="P1">Ancêtres et descendants</text:p>
      <text:p text:style-name="Standard">Les enfants héritent des caractères de leur parent.</text:p>
      <text:p text:style-name="Standard">Descendant direct</text:p>
      <text:p text:style-name="Standard">"mybox <text:s/>b1"</text:p>
      <text:p text:style-name="Standard">"mybox <text:s/>b2"</text:p>
      <text:p text:style-name="Standard">"mybox <text:s/>b3"</text:p>
      <text:p text:style-name="Standard">"mybox" est le parent de "b1", "b2" et "b3".</text:p>
      <text:p text:style-name="Standard">"b1", "b2" et "b3" sont les 3 enfants de "mybox".</text:p>
      <text:p text:style-name="P1"/>
      <text:p text:style-name="P1">Background</text:p>
      <text:p text:style-name="Standard">Background-color : gray ;</text:p>
      <text:p text:style-name="Standard">Background-image</text:p>
      <text:p text:style-name="Standard">Background-repeat</text:p>
      <text:p text:style-name="Standard"/>
      <text:p text:style-name="Standard">Baseline = ligne de base</text:p>
      <text:p text:style-name="P1"/>
      <text:p text:style-name="Standard"><text:span text:style-name="T1">Border</text:span> = pour les bordures</text:p>
      <text:p text:style-name="Standard">Border-style : ;</text:p>
      <text:p text:style-name="Standard">Border-radius : 100 px; (pour un rond)</text:p>
      <text:p text:style-name="Standard"/>
      <text:p text:style-name="Standard"><text:span text:style-name="T1">Box </text:span>= modèle de boîte</text:p>
      <text:p text:style-name="Standard"/>
      <text:p text:style-name="Standard">Box-shadow = pour ajouter des ombres à la boîte d'un élément.</text:p>
      <text:p text:style-name="Standard">Box-shadow : none ; </text:p>
      <text:p text:style-name="Standard"/>
      <text:p text:style-name="Standard">Box-sizing = propriété CSS</text:p>
      <text:p text:style-name="Standard">Box-sizing = border-box ; </text:p>
      <text:p text:style-name="Standard"/>
      <text:p text:style-name="P1">Class</text:p>
      <text:p text:style-name="Standard"/>
      <text:p text:style-name="Standard">Clear = propriété</text:p>
      <text:p text:style-name="Standard"/>
      <text:p text:style-name="P1">Commentaires</text:p>
      <text:p text:style-name="Standard">/*main*/ ou /*footer*/ pour se repérer dans le CSS</text:p>
      <text:p text:style-name="P1"/>
      <text:p text:style-name="Standard"><text:span text:style-name="T1">Couleurs</text:span> = p {color : red ; } pour le texte.</text:p>
      <text:p text:style-name="Standard"/>
      <text:p text:style-name="Standard"><text:span text:style-name="T1">Display </text:span>= affichage en anglais</text:p>
      <text:p text:style-name="Standard">Display : block ; (affichage en blocs)</text:p>
      <text:p text:style-name="Standard">Display : inline-block ; (blocs en ligne)</text:p>
      <text:p text:style-name="Standard"/>
      <text:p text:style-name="Standard">Espacement entre les lettres = voir lettre</text:p>
      <text:p text:style-name="Standard"><text:soft-page-break/></text:p>
      <text:p text:style-name="P1">Flex</text:p>
      <text:p text:style-name="P1"/>
      <text:p text:style-name="P1">Flex-wrap</text:p>
      <text:p text:style-name="Standard"/>
      <text:p text:style-name="Standard"><text:span text:style-name="T1">Float</text:span> = propriété CSS (flotter)</text:p>
      <text:p text:style-name="Standard">Float : left ; </text:p>
      <text:p text:style-name="Standard"/>
      <text:p text:style-name="Standard">Font-family</text:p>
      <text:p text:style-name="Standard"/>
      <text:p text:style-name="Standard">Height = hauteur de la boîte du contenu d'un élément.</text:p>
      <text:p text:style-name="Standard">Height : auto ; (navigateur qui décide)</text:p>
      <text:p text:style-name="Standard"/>
      <text:p text:style-name="Standard"><text:span text:style-name="T1">Justify-content</text:span> = propriété CSS</text:p>
      <text:p text:style-name="Standard">Justify-content : center ;</text:p>
      <text:p text:style-name="Standard">Justify-content : space-around ; (espace équitable)</text:p>
      <text:p text:style-name="Standard"/>
      <text:p text:style-name="Standard">Margin</text:p>
      <text:p text:style-name="Standard"/>
      <text:p text:style-name="P1">Padding</text:p>
      <text:p text:style-name="Standard">Padding : 0 ; = pas de padding</text:p>
      <text:p text:style-name="Standard"/>
      <text:p text:style-name="P1">Position</text:p>
      <text:list xml:id="list3161011972871429059" text:style-name="L1">
        <text:list-item>
          <text:p text:style-name="P2">Position fixed</text:p>
        </text:list-item>
        <text:list-item>
          <text:p text:style-name="P2">Position relative</text:p>
        </text:list-item>
        <text:list-item>
          <text:p text:style-name="P2">Position sticky</text:p>
        </text:list-item>
      </text:list>
      <text:p text:style-name="Standard"/>
      <text:p text:style-name="P1">Styles</text:p>
      <text:list xml:id="list2678189878812764509" text:style-name="L2">
        <text:list-item>
          <text:p text:style-name="P3">Style inline = directement dans le &lt;body&gt;</text:p>
        </text:list-item>
        <text:list-item>
          <text:p text:style-name="P3">Style interne</text:p>
        </text:list-item>
        <text:list-item>
          <text:p text:style-name="P3">Style externe = le CSS externe l'emporte sur le CSS interne.</text:p>
        </text:list-item>
      </text:list>
      <text:p text:style-name="Standard"/>
      <text:p text:style-name="Standard">Text-align = <text:span text:style-name="T1">Alignement</text:span> du texte</text:p>
      <text:p text:style-name="Standard"/>
      <text:p text:style-name="Standard">Text-decoration = <text:span text:style-name="T1">Décoration</text:span> du texte</text:p>
      <text:p text:style-name="Standard"/>
      <text:p text:style-name="Standard">Text-shadow = <text:span text:style-name="T1">Ombrage</text:span> du texte</text:p>
      <text:p text:style-name="Standard"/>
      <text:p text:style-name="Standard">Text-transform = <text:span text:style-name="T1">Transformation</text:span> du texte</text:p>
      <text:p text:style-name="Standard"/>
      <text:p text:style-name="Standard">Width = propriété CSS</text:p>
      <text:p text:style-name="Standard"/>
      <text:p text:style-name="Standard">Z-index = propriété CSS</text:p>
      <text:p text:style-name="Standard">Pour définir le z-order d'un élé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M59S</meta:editing-duration>
    <meta:editing-cycles>36</meta:editing-cycles>
    <meta:generator>OpenOffice/4.1.8$Win32 OpenOffice.org_project/418m3$Build-9803</meta:generator>
    <dc:date>2021-02-02T11:55:39.38</dc:date>
    <dc:creator>C R</dc:creator>
    <meta:document-statistic meta:table-count="0" meta:image-count="0" meta:object-count="0" meta:page-count="2" meta:paragraph-count="63" meta:word-count="282" meta:character-count="1639"/>
    <meta:user-defined meta:name="Info 1"/>
    <meta:user-defined meta:name="Info 2"/>
    <meta:user-defined meta:name="Info 3"/>
    <meta:user-defined meta:name="Info 4"/>
  </office:meta>
</office:document-meta>
</file>